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92c8a0" officeooo:paragraph-rsid="0092c8a0" style:font-size-asian="2pt" style:font-size-complex="2pt"/>
    </style:style>
    <style:style style:name="P2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paragraph-rsid="0018af17" style:font-size-asian="2pt" style:font-size-complex="2pt"/>
    </style:style>
    <style:style style:name="P3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15e7c3" officeooo:paragraph-rsid="0018af17" style:font-size-asian="2pt" style:font-size-complex="2pt"/>
    </style:style>
    <style:style style:name="P4" style:family="paragraph" style:parent-style-name="Standard">
      <style:paragraph-properties fo:text-align="start" style:justify-single-word="false"/>
      <style:text-properties fo:color="#ff8000" loext:opacity="100%" style:font-name="Iosevka NF" fo:font-size="2pt" officeooo:paragraph-rsid="0018af17" style:font-size-asian="2pt" style:font-size-complex="2pt"/>
    </style:style>
    <style:style style:name="P5" style:family="paragraph" style:parent-style-name="Standard">
      <style:paragraph-properties fo:text-align="start" style:justify-single-word="false"/>
      <style:text-properties style:font-name="Iosevka NF" fo:font-size="2pt" officeooo:paragraph-rsid="0018af17" style:font-size-asian="2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Iosevka NF" fo:font-size="2pt" officeooo:paragraph-rsid="0050d1d9" style:font-size-asian="2pt" style:font-size-complex="2pt"/>
    </style:style>
    <style:style style:name="P7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paragraph-rsid="0018af17" style:font-size-asian="2pt" style:font-size-complex="2pt"/>
    </style:style>
    <style:style style:name="P8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paragraph-rsid="00231862" style:font-size-asian="2pt" style:font-size-complex="2pt"/>
    </style:style>
    <style:style style:name="P9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paragraph-rsid="00230cfe" style:font-size-asian="2pt" style:font-size-complex="2pt"/>
    </style:style>
    <style:style style:name="P10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3ef138" officeooo:paragraph-rsid="003ef138" style:font-size-asian="2pt" style:font-size-complex="2pt"/>
    </style:style>
    <style:style style:name="P11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203f33" officeooo:paragraph-rsid="00203f33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377c94" officeooo:paragraph-rsid="00377c94" style:font-size-asian="2pt" style:font-size-complex="2pt"/>
    </style:style>
    <style:style style:name="P13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1d8a1e" officeooo:paragraph-rsid="00230cfe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1d8a1e" officeooo:paragraph-rsid="004efc31" style:font-size-asian="2pt" style:font-size-complex="2pt"/>
    </style:style>
    <style:style style:name="P15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5bbf20" officeooo:paragraph-rsid="005bbf20" style:font-size-asian="2pt" style:font-size-complex="2pt"/>
    </style:style>
    <style:style style:name="P16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83d1cb" officeooo:paragraph-rsid="0083d1cb" style:font-size-asian="2pt" style:font-size-complex="2pt"/>
    </style:style>
    <style:style style:name="P17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8b4b0c" officeooo:paragraph-rsid="008b4b0c" style:font-size-asian="2pt" style:font-size-complex="2pt"/>
    </style:style>
    <style:style style:name="P18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35a76c" officeooo:paragraph-rsid="0035a76c" style:font-size-asian="2pt" style:font-size-complex="2pt"/>
    </style:style>
    <style:style style:name="P19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99289b" officeooo:paragraph-rsid="0099289b" style:font-size-asian="2pt" style:font-size-complex="2pt"/>
    </style:style>
    <style:style style:name="P20" style:family="paragraph" style:parent-style-name="Standard">
      <style:paragraph-properties fo:text-align="start" style:justify-single-word="false"/>
      <style:text-properties fo:color="#55308d" loext:opacity="100%" style:font-name="Iosevka NF" fo:font-size="2pt" officeooo:paragraph-rsid="0018af17" style:font-size-asian="2pt" style:font-size-complex="2pt"/>
    </style:style>
    <style:style style:name="P21" style:family="paragraph" style:parent-style-name="Standard">
      <style:paragraph-properties fo:text-align="start" style:justify-single-word="false"/>
      <style:text-properties fo:color="#55308d" loext:opacity="100%" style:font-name="Iosevka NF" fo:font-size="2pt" officeooo:paragraph-rsid="005682b0" style:font-size-asian="2pt" style:font-size-complex="2pt"/>
    </style:style>
    <style:style style:name="P22" style:family="paragraph" style:parent-style-name="Standard">
      <style:paragraph-properties fo:text-align="start" style:justify-single-word="false"/>
      <style:text-properties fo:color="#55308d" loext:opacity="100%" style:font-name="Iosevka NF" fo:font-size="2pt" officeooo:paragraph-rsid="00aa7a17" style:font-size-asian="2pt" style:font-size-complex="2pt"/>
    </style:style>
    <style:style style:name="P23" style:family="paragraph" style:parent-style-name="Standard">
      <style:paragraph-properties fo:text-align="start" style:justify-single-word="false"/>
      <style:text-properties fo:color="#55308d" loext:opacity="100%" style:font-name="Iosevka NF" fo:font-size="2pt" officeooo:rsid="00203f33" officeooo:paragraph-rsid="00203f33" style:font-size-asian="2pt" style:font-size-complex="2pt"/>
    </style:style>
    <style:style style:name="P24" style:family="paragraph" style:parent-style-name="Standard">
      <style:paragraph-properties fo:text-align="start" style:justify-single-word="false"/>
      <style:text-properties fo:color="#55308d" loext:opacity="100%" style:font-name="Iosevka NF" fo:font-size="2pt" officeooo:rsid="00a8e254" officeooo:paragraph-rsid="00a8e254" style:font-size-asian="2pt" style:font-size-complex="2pt"/>
    </style:style>
    <style:style style:name="P25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paragraph-rsid="0018af17" style:font-size-asian="2pt" style:font-size-complex="2pt"/>
    </style:style>
    <style:style style:name="P26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1e0916" officeooo:paragraph-rsid="001e0916" style:font-size-asian="2pt" style:font-size-complex="2pt"/>
    </style:style>
    <style:style style:name="P27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15e7c3" officeooo:paragraph-rsid="0018af17" style:font-size-asian="2pt" style:font-size-complex="2pt"/>
    </style:style>
    <style:style style:name="P28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15e7c3" officeooo:paragraph-rsid="007b484a" style:font-size-asian="2pt" style:font-size-complex="2pt"/>
    </style:style>
    <style:style style:name="P29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paragraph-rsid="0018af17" style:font-size-asian="2pt" style:font-size-complex="2pt"/>
    </style:style>
    <style:style style:name="P30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rsid="003b4eea" officeooo:paragraph-rsid="003b4eea" style:font-size-asian="2pt" style:font-size-complex="2pt"/>
    </style:style>
    <style:style style:name="P31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rsid="001d8a1e" officeooo:paragraph-rsid="004efc31" style:font-size-asian="2pt" style:font-size-complex="2pt"/>
    </style:style>
    <style:style style:name="P32" style:family="paragraph" style:parent-style-name="Standard">
      <style:paragraph-properties fo:text-align="start" style:justify-single-word="false"/>
      <style:text-properties fo:color="#ffff00" loext:opacity="100%" style:font-name="Iosevka NF" fo:font-size="2pt" officeooo:paragraph-rsid="0018af17" style:font-size-asian="2pt" style:font-size-complex="2pt"/>
    </style:style>
    <style:style style:name="P33" style:family="paragraph" style:parent-style-name="Standard">
      <style:paragraph-properties fo:text-align="start" style:justify-single-word="false"/>
      <style:text-properties fo:color="#bf0041" loext:opacity="100%" style:font-name="Iosevka NF" fo:font-size="2pt" officeooo:paragraph-rsid="0018af17" style:font-size-asian="2pt" style:font-size-complex="2pt"/>
    </style:style>
    <style:style style:name="P34" style:family="paragraph" style:parent-style-name="Standard">
      <style:paragraph-properties fo:text-align="start" style:justify-single-word="false"/>
      <style:text-properties fo:color="#2a6099" loext:opacity="100%" style:font-name="Iosevka NF" fo:font-size="2pt" officeooo:paragraph-rsid="0018af17" style:font-size-asian="2pt" style:font-size-complex="2pt"/>
    </style:style>
    <style:style style:name="P35" style:family="paragraph" style:parent-style-name="Standard">
      <style:paragraph-properties fo:text-align="start" style:justify-single-word="false"/>
      <style:text-properties fo:color="#5eb91e" loext:opacity="100%" style:font-name="Iosevka NF" fo:font-size="2pt" officeooo:paragraph-rsid="0018af17" style:font-size-asian="2pt" style:font-size-complex="2pt"/>
    </style:style>
    <style:style style:name="P36" style:family="paragraph" style:parent-style-name="Standard">
      <style:paragraph-properties fo:text-align="start" style:justify-single-word="false"/>
      <style:text-properties fo:color="#5eb91e" loext:opacity="100%" style:font-name="Iosevka NF" fo:font-size="2pt" officeooo:rsid="00203f33" officeooo:paragraph-rsid="00203f33" style:font-size-asian="2pt" style:font-size-complex="2pt"/>
    </style:style>
    <style:style style:name="P37" style:family="paragraph" style:parent-style-name="Standard">
      <style:paragraph-properties fo:text-align="start" style:justify-single-word="false"/>
      <style:text-properties fo:color="#c9211e" loext:opacity="100%" style:font-name="Iosevka NF" fo:font-size="2pt" officeooo:paragraph-rsid="0050d1d9" style:font-size-asian="2pt" style:font-size-complex="2pt"/>
    </style:style>
    <style:style style:name="P38" style:family="paragraph" style:parent-style-name="Standard">
      <style:paragraph-properties fo:text-align="start" style:justify-single-word="false"/>
      <style:text-properties fo:color="#c9211e" loext:opacity="100%" style:font-name="Iosevka NF" fo:font-size="2pt" officeooo:paragraph-rsid="0052cc02" style:font-size-asian="2pt" style:font-size-complex="2pt"/>
    </style:style>
    <style:style style:name="P39" style:family="paragraph" style:parent-style-name="Standard">
      <style:paragraph-properties fo:text-align="start" style:justify-single-word="false"/>
      <style:text-properties fo:color="#c9211e" loext:opacity="100%" style:font-name="Iosevka NF" fo:font-size="2pt" officeooo:paragraph-rsid="0018af17" style:font-size-asian="2pt" style:font-size-complex="2pt"/>
    </style:style>
    <style:style style:name="P40" style:family="paragraph" style:parent-style-name="Standard">
      <style:paragraph-properties fo:text-align="start" style:justify-single-word="false"/>
      <style:text-properties fo:color="#ff0000" loext:opacity="100%" style:font-name="Iosevka NF" fo:font-size="2pt" officeooo:paragraph-rsid="0018af17" style:font-size-asian="2pt" style:font-size-complex="2pt"/>
    </style:style>
    <style:style style:name="P41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35a76c" officeooo:paragraph-rsid="0035a76c" style:font-size-asian="2pt" style:font-size-complex="2pt"/>
    </style:style>
    <style:style style:name="P42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377c94" officeooo:paragraph-rsid="00377c94" style:font-size-asian="2pt" style:font-size-complex="2pt"/>
    </style:style>
    <style:style style:name="P43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paragraph-rsid="00230cfe" style:font-size-asian="2pt" style:font-size-complex="2pt"/>
    </style:style>
    <style:style style:name="P44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paragraph-rsid="00b2bb5d" style:font-size-asian="2pt" style:font-size-complex="2pt"/>
    </style:style>
    <style:style style:name="T1" style:family="text">
      <style:text-properties fo:color="#bf0041" loext:opacity="100%"/>
    </style:style>
    <style:style style:name="T2" style:family="text">
      <style:text-properties officeooo:rsid="0024b821"/>
    </style:style>
    <style:style style:name="T3" style:family="text">
      <style:text-properties officeooo:rsid="001e0916"/>
    </style:style>
    <style:style style:name="T4" style:family="text">
      <style:text-properties officeooo:rsid="00203f33"/>
    </style:style>
    <style:style style:name="T5" style:family="text">
      <style:text-properties officeooo:rsid="0022155d"/>
    </style:style>
    <style:style style:name="T6" style:family="text">
      <style:text-properties officeooo:rsid="00230cfe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8c8980"/>
    </style:style>
    <style:style style:name="T9" style:family="text">
      <style:text-properties officeooo:rsid="0025e026"/>
    </style:style>
    <style:style style:name="T10" style:family="text">
      <style:text-properties officeooo:rsid="004592af"/>
    </style:style>
    <style:style style:name="T11" style:family="text">
      <style:text-properties fo:color="#158466" loext:opacity="100%"/>
    </style:style>
    <style:style style:name="T12" style:family="text">
      <style:text-properties fo:color="#55308d" loext:opacity="100%"/>
    </style:style>
    <style:style style:name="T13" style:family="text">
      <style:text-properties fo:color="#55308d" loext:opacity="100%" officeooo:rsid="0043b498"/>
    </style:style>
    <style:style style:name="T14" style:family="text">
      <style:text-properties officeooo:rsid="0053c663"/>
    </style:style>
    <style:style style:name="T15" style:family="text">
      <style:text-properties officeooo:rsid="005a7665"/>
    </style:style>
    <style:style style:name="T16" style:family="text">
      <style:text-properties officeooo:rsid="0076a15e"/>
    </style:style>
    <style:style style:name="T17" style:family="text">
      <style:text-properties officeooo:rsid="007b484a"/>
    </style:style>
    <style:style style:name="T18" style:family="text">
      <style:text-properties officeooo:rsid="007d32c0"/>
    </style:style>
    <style:style style:name="T19" style:family="text">
      <style:text-properties officeooo:rsid="007dc70b"/>
    </style:style>
    <style:style style:name="T20" style:family="text">
      <style:text-properties officeooo:rsid="007ec08f"/>
    </style:style>
    <style:style style:name="T21" style:family="text">
      <style:text-properties officeooo:rsid="007f95c3"/>
    </style:style>
    <style:style style:name="T22" style:family="text">
      <style:text-properties officeooo:rsid="0093afef"/>
    </style:style>
    <style:style style:name="T23" style:family="text">
      <style:text-properties officeooo:rsid="009720d3"/>
    </style:style>
    <style:style style:name="T24" style:family="text">
      <style:text-properties officeooo:rsid="009af706"/>
    </style:style>
    <style:style style:name="T25" style:family="text">
      <style:text-properties officeooo:rsid="000e8864"/>
    </style:style>
    <style:style style:name="T26" style:family="text">
      <style:text-properties officeooo:rsid="0052f4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orning - 1 Hour 15 Minutes</text:p>
      <text:p text:style-name="P5"/>
      <text:p text:style-name="P5"><text:s text:c="4"/>Stretch | 5 Minutes</text:p>
      <text:p text:style-name="P5"/>
      <text:p text:style-name="P5"><text:s text:c="4"/>Workout | 30 Minutes</text:p>
      <text:p text:style-name="P5"/>
      <text:p text:style-name="P7"><text:s text:c="8"/>- 5 Pound Dumbell<text:span text:style-name="T15">s</text:span></text:p>
      <text:p text:style-name="P7"><text:s text:c="8"/>- Resistance Band<text:span text:style-name="T23">s</text:span></text:p>
      <text:p text:style-name="P7"><text:s text:c="8"/>-<text:span text:style-name="T6"> Cables</text:span></text:p>
      <text:p text:style-name="P5"><text:s text:c="4"/></text:p>
      <text:p text:style-name="P5"><text:s text:c="4"/>#1 &amp; #2 | 5 Minutes</text:p>
      <text:p text:style-name="P6"><text:span text:style-name="T12"/></text:p>
      <text:p text:style-name="P37"><text:tab/>- Toilet Paper</text:p>
      <text:p text:style-name="P37"><text:tab/>- Hand Soap</text:p>
      <text:p text:style-name="P5"/>
      <text:p text:style-name="P5"><text:s text:c="4"/>Shower | 10 Minutes</text:p>
      <text:p text:style-name="P5"/>
      <text:p text:style-name="P5"><text:s text:c="31"/><text:span text:style-name="T1"><text:s text:c="5"/></text:span><text:span text:style-name="T12">- Hair Conditioner</text:span></text:p>
      <text:p text:style-name="P20"><text:s text:c="36"/>- Facial Cleanser</text:p>
      <text:p text:style-name="P20"><text:s text:c="36"/>- Body Wash</text:p>
      <text:p text:style-name="P7"><text:s text:c="8"/>- Scrubber</text:p>
      <text:p text:style-name="P7"><text:s text:c="8"/>- <text:span text:style-name="T4">Towel Set</text:span></text:p>
      <text:p text:style-name="P25"/>
      <text:p text:style-name="P29"><text:s text:c="4"/>Skin | 5 Minutes</text:p>
      <text:p text:style-name="P29"/>
      <text:p text:style-name="P25"><text:s text:c="35"/><text:span text:style-name="T12"><text:s/>- Moisterizer</text:span></text:p>
      <text:p text:style-name="P20"><text:s text:c="36"/>- Chap Stick</text:p>
      <text:p text:style-name="P20"><text:s text:c="36"/>- Deorderant</text:p>
      <text:p text:style-name="P25"/>
      <text:p text:style-name="P29"><text:s text:c="4"/>Hair | 5 Minutes</text:p>
      <text:p text:style-name="P29"/>
      <text:p text:style-name="P25"><text:s text:c="35"/><text:span text:style-name="T12"><text:s/>- Wax Strips</text:span></text:p>
      <text:p text:style-name="P25"/>
      <text:p text:style-name="P29"><text:s text:c="4"/>Nails | 5 Minutes</text:p>
      <text:p text:style-name="P29"/>
      <text:p text:style-name="P8"><text:s text:c="8"/>-<text:span text:style-name="T7"> </text:span><text:span text:style-name="T8">Nail Clipper</text:span></text:p>
      <text:p text:style-name="P25"/>
      <text:p text:style-name="P29"><text:s text:c="4"/>Oral | 5 Minutes</text:p>
      <text:p text:style-name="P29"/>
      <text:p text:style-name="P25"><text:s text:c="36"/><text:span text:style-name="T12">- Tooth Paste</text:span></text:p>
      <text:p text:style-name="P20"><text:s text:c="36"/>- Tooth Brush</text:p>
      <text:p text:style-name="P20"><text:s text:c="36"/>- <text:span text:style-name="T16">Interdental </text:span>Floss</text:p>
      <text:p text:style-name="P7"><text:s text:c="8"/>- To<text:span text:style-name="T9">ngue</text:span> Scrapper</text:p>
      <text:p text:style-name="P5"/>
      <text:p text:style-name="P5"><text:s text:c="4"/>Get Dressed | 5 Minutes</text:p>
      <text:p text:style-name="P5"/>
      <text:p text:style-name="P38"><text:s text:c="36"/>- <text:span text:style-name="T25">Tissue</text:span></text:p>
      <text:p text:style-name="P5"/>
      <text:p text:style-name="P32">Afternoon - 9 Hours 15 Minutes </text:p>
      <text:p text:style-name="P5"/>
      <text:p text:style-name="P5"><text:s text:c="4"/>Leave | 20 Minutes</text:p>
      <text:p text:style-name="P5"/>
      <text:p text:style-name="P20"><text:tab/>- Gasoline</text:p>
      <text:p text:style-name="P39"><text:tab/>- <text:span text:style-name="T26">Car Insurance</text:span></text:p>
      <text:p text:style-name="P5"/>
      <text:p text:style-name="P5"><text:s text:c="4"/>Work | 8 Hours</text:p>
      <text:p text:style-name="P5"/>
      <text:p text:style-name="P5"><text:s text:c="4"/>Return | 20 Minutes</text:p>
      <text:p text:style-name="P5"/>
      <text:p text:style-name="P5"><text:s text:c="4"/>Cook | 10 Minutes</text:p>
      <text:p text:style-name="P5"/>
      <text:p text:style-name="P2"><text:s/><text:span text:style-name="T11"><text:s text:c="7"/>- Cast Iron Skillet</text:span></text:p>
      <text:p text:style-name="P33"><text:s text:c="36"/><text:span text:style-name="T12">- Ground Beef</text:span></text:p>
      <text:p text:style-name="P20"><text:s text:c="36"/>- Salt</text:p>
      <text:p text:style-name="P20"><text:s text:c="36"/>- Butter</text:p>
      <text:p text:style-name="P20"><text:s text:c="36"/>- Electrolights</text:p>
      <text:p text:style-name="P5"/>
      <text:p text:style-name="P5"><text:s text:c="4"/>Eat | 15 Minutes</text:p>
      <text:p text:style-name="P5"/>
      <text:p text:style-name="P7"><text:s text:c="8"/>- Spoo<text:span text:style-name="T2">n Fork </text:span>Knife <text:span text:style-name="T20">Travel </text:span><text:span text:style-name="T5">Set</text:span></text:p>
      <text:p text:style-name="P7"><text:s text:c="8"/>- <text:span text:style-name="T19">Washable </text:span>Napkin</text:p>
      <text:p text:style-name="P7"><text:s text:c="8"/>- <text:span text:style-name="T21">Stainless Steal </text:span>Water Bottle</text:p>
      <text:p text:style-name="P5"/>
      <text:p text:style-name="P5"><text:s text:c="4"/>Clean | 10 Minutes</text:p>
      <text:p text:style-name="P5"/>
      <text:p text:style-name="P39"><text:tab/>- <text:span text:style-name="T14">Trash Bags</text:span></text:p>
      <text:p text:style-name="P39"><text:tab/>- <text:span text:style-name="T14">Dish Soap</text:span></text:p>
      <text:p text:style-name="P39"><text:tab/>- <text:span text:style-name="T14">Sponge</text:span></text:p>
      <text:p text:style-name="P39"/>
      <text:p text:style-name="P34">Evening - 5 Hours</text:p>
      <text:p text:style-name="P5"/>
      <text:p text:style-name="P5"><text:s text:c="4"/>Study | 5 Hours</text:p>
      <text:p text:style-name="P5"/>
      <text:p text:style-name="P25"><text:tab/><text:span text:style-name="T12">- </text:span><text:span text:style-name="T13">Internet</text:span><text:span text:style-name="T12"> Service</text:span></text:p>
      <text:p text:style-name="P40"><text:tab/>- <text:span text:style-name="T10">Cellular Service</text:span></text:p>
      <text:p text:style-name="P5"/>
      <text:p text:style-name="P20">Night - 30 Minutes</text:p>
      <text:p text:style-name="P5"/>
      <text:p text:style-name="P5"><text:s text:c="4"/>Wash Clothes | 10 Minutes</text:p>
      <text:p text:style-name="P5"/>
      <text:p text:style-name="P5"><text:s text:c="33"/><text:span text:style-name="T1"><text:s text:c="3"/></text:span><text:span text:style-name="T12">- Laundry Soap</text:span></text:p>
      <text:p text:style-name="P5"/>
      <text:p text:style-name="P5"><text:s text:c="4"/>Journal | 10 Minutes</text:p>
      <text:p text:style-name="P5"/>
      <text:p text:style-name="P22"><text:tab/>- Notebook</text:p>
      <text:p text:style-name="P22"><text:tab/>- Pen</text:p>
      <text:p text:style-name="P21"/>
      <text:p text:style-name="P5"><text:s text:c="4"/>Meditate | 10 Minutes</text:p>
      <text:p text:style-name="P5"/>
      <text:p text:style-name="P25"><text:s text:c="8"/>- <text:span text:style-name="T18">Sleeping Mask</text:span></text:p>
      <text:p text:style-name="P25"><text:s text:c="8"/>- <text:span text:style-name="T18">Resuable </text:span>Ear Plug<text:span text:style-name="T18">s</text:span></text:p>
      <text:p text:style-name="P27"><text:s text:c="8"/>- <text:span text:style-name="T22">Japanese Futon</text:span></text:p>
      <text:p text:style-name="P28"><text:s text:c="8"/>- <text:span text:style-name="T22">Cotton</text:span><text:span text:style-name="T17"> Pillow</text:span></text:p>
      <text:p text:style-name="P28"><text:s text:c="8"/>- <text:span text:style-name="T17">Silk Pillow Case</text:span></text:p>
      <text:p text:style-name="P28"><text:s text:c="8"/>- <text:span text:style-name="T17">Silk Bed Sheet</text:span></text:p>
      <text:p text:style-name="P28"><text:s text:c="8"/>- <text:span text:style-name="T17">Weighted Blanke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Sex</text:p>
      <text:p text:style-name="P29"/>
      <text:p text:style-name="P7">Dildo</text:p>
      <text:p text:style-name="P7">Butt Plug</text:p>
      <text:p text:style-name="P7">Vibrator</text:p>
      <text:p text:style-name="P7">Cock Ring</text:p>
      <text:p text:style-name="P7">Pocket Pussy</text:p>
      <text:p text:style-name="P7">Pocket Bussy</text:p>
      <text:p text:style-name="P20">Lube</text:p>
      <text:p text:style-name="P7">Douch<text:span text:style-name="T3">e</text:span></text:p>
      <text:p text:style-name="P10">Sex Machine</text:p>
      <text:p text:style-name="P26"/>
      <text:p text:style-name="P26"/>
      <text:p text:style-name="P26"/>
      <text:p text:style-name="P26"/>
      <text:p text:style-name="P35"/>
      <text:p text:style-name="P29">Weed</text:p>
      <text:p text:style-name="P29"/>
      <text:p text:style-name="P23">3 OZ Flower</text:p>
      <text:p text:style-name="P11">Arizer Solo 3</text:p>
      <text:p text:style-name="P11">Bong</text:p>
      <text:p text:style-name="P11">2 Jars</text:p>
      <text:p text:style-name="P11">Grinder</text:p>
      <text:p text:style-name="P36"/>
      <text:p text:style-name="P36"/>
      <text:p text:style-name="P36"/>
      <text:p text:style-name="P36"/>
      <text:p text:style-name="P36"/>
      <text:p text:style-name="P30">PC Setup</text:p>
      <text:p text:style-name="P30"/>
      <text:p text:style-name="P9">CPU </text:p>
      <text:p text:style-name="P9">GPU</text:p>
      <text:p text:style-name="P9">RAM </text:p>
      <text:p text:style-name="P9">SSD 1 </text:p>
      <text:p text:style-name="P9">SSD 2 </text:p>
      <text:p text:style-name="P9">Mother Board </text:p>
      <text:p text:style-name="P9">Case </text:p>
      <text:p text:style-name="P9"><text:span text:style-name="T24">CPU </text:span>Cooler </text:p>
      <text:p text:style-name="P18">Power Supply </text:p>
      <text:p text:style-name="P44">Monitor 1 </text:p>
      <text:p text:style-name="P44">Monitor 2 </text:p>
      <text:p text:style-name="P18"/>
      <text:p text:style-name="P19">Earbuds</text:p>
      <text:p text:style-name="P9">Keyboard </text:p>
      <text:p text:style-name="P9">Mouse </text:p>
      <text:p text:style-name="P12">Mouse Pad </text:p>
      <text:p text:style-name="P12"/>
      <text:p text:style-name="P24">Mullvad VPN</text:p>
      <text:p text:style-name="P13"/>
      <text:p text:style-name="P13"/>
      <text:p text:style-name="P13"/>
      <text:p text:style-name="P13"/>
      <text:p text:style-name="P31"/>
      <text:p text:style-name="P31">Clothing</text:p>
      <text:p text:style-name="P14"/>
      <text:p text:style-name="P14">Sleeveless Mini Dress</text:p>
      <text:p text:style-name="P14">Long Sleeve Mini Dress</text:p>
      <text:p text:style-name="P14"/>
      <text:p text:style-name="P14">High Waisted Yoga Shorts</text:p>
      <text:p text:style-name="P14">High Waisted Jean Shorts</text:p>
      <text:p text:style-name="P15"/>
      <text:p text:style-name="P14">High Waisted Pleated Mini Skirt</text:p>
      <text:p text:style-name="P14">High Waisted Pencil Mini Skirt</text:p>
      <text:p text:style-name="P15"/>
      <text:p text:style-name="P14">High Waisted Yoga Pants</text:p>
      <text:p text:style-name="P14">High Waisted Jean Pants</text:p>
      <text:p text:style-name="P15"/>
      <text:p text:style-name="P14">Thigh Socks</text:p>
      <text:p text:style-name="P14">Knee Socks</text:p>
      <text:p text:style-name="P14">Crew Socks</text:p>
      <text:p text:style-name="P14">Ankle Socks</text:p>
      <text:p text:style-name="P14">No Show Socks</text:p>
      <text:p text:style-name="P14"/>
      <text:p text:style-name="P14">Fingerless Gloves</text:p>
      <text:p text:style-name="P14">Arm Warmers</text:p>
      <text:p text:style-name="P15"/>
      <text:p text:style-name="P14">Crop Sleeveless Shirt</text:p>
      <text:p text:style-name="P14">Crop Long Sleeve Shirt</text:p>
      <text:p text:style-name="P14"/>
      <text:p text:style-name="P14">Crop Pullover Hoodie</text:p>
      <text:p text:style-name="P14"/>
      <text:p text:style-name="P14">Thong</text:p>
      <text:p text:style-name="P16">Sports Bra</text:p>
      <text:p text:style-name="P14"><text:s text:c="7"/></text:p>
      <text:p text:style-name="P14">Hightop Sneakers</text:p>
      <text:p text:style-name="P14">Lowtop Sneakers</text:p>
      <text:p text:style-name="P14"/>
      <text:p text:style-name="P14"/>
      <text:p text:style-name="P14"/>
      <text:p text:style-name="P14"/>
      <text:p text:style-name="P17"/>
      <text:p text:style-name="P31">Jewlery</text:p>
      <text:p text:style-name="P31"/>
      <text:p text:style-name="P14">Ear Rings</text:p>
      <text:p text:style-name="P14">Glasses</text:p>
      <text:p text:style-name="P14">Ring</text:p>
      <text:p text:style-name="P14">Belly Button Ring</text:p>
      <text:p text:style-name="P14">Bracelet</text:p>
      <text:p text:style-name="P14">Watch</text:p>
      <text:p text:style-name="P14">Necklace</text:p>
      <text:p text:style-name="P14">Ankl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7:49:25.973404655</meta:creation-date>
    <dc:date>2024-07-27T09:54:01.733774834</dc:date>
    <meta:editing-duration>PT20H48M17S</meta:editing-duration>
    <meta:editing-cycles>102</meta:editing-cycles>
    <meta:generator>LibreOffice/7.6.7.2$Linux_X86_64 LibreOffice_project/60$Build-2</meta:generator>
    <meta:document-statistic meta:table-count="0" meta:image-count="0" meta:object-count="0" meta:page-count="2" meta:paragraph-count="135" meta:word-count="364" meta:character-count="2633" meta:non-whitespace-character-count="1570"/>
  </office:meta>
</office:document-meta>
</file>